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92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13.561cm"/>
    </style:style>
    <style:style style:name="co4" style:family="table-column">
      <style:table-column-properties fo:break-before="auto" style:column-width="3.939cm"/>
    </style:style>
    <style:style style:name="co5" style:family="table-column">
      <style:table-column-properties fo:break-before="auto" style:column-width="3.61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824cm" fo:break-before="auto" style:use-optimal-row-height="false"/>
    </style:style>
    <style:style style:name="ro4" style:family="table-row">
      <style:table-row-properties style:row-height="0.5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</style:style>
    <style:style style:name="ce2" style:family="table-cell" style:parent-style-name="Default">
      <style:table-cell-properties fo:background-color="#50938a"/>
    </style:style>
    <style:style style:name="ce3" style:family="table-cell" style:parent-style-name="Default">
      <style:table-cell-properties fo:background-color="#50938a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00a933"/>
      <style:text-properties fo:color="#00a933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Niveau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lateform</text:p>
          </table:table-cell>
          <table:table-cell table:style-name="ce1" office:value-type="string" calcext:value-type="string">
            <text:p>Affectations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Inscrip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table:style-name="ce8" office:value-type="string" calcext:value-type="string">
            <text:p>Toavina 48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ro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reer des classes avec typescript pour eviter de créer plusieurs variables dans</text:p>
            <text:p> Les composants : User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newUser()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nction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eckIfExists() : verifier si l’utilisateur existe déjà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newUser(User), toujours controller les valeurs dans les setters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Controller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CheckIfExists(User) 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Aro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ogi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ogIn()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nction 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LoginUser(User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nction3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 : sql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oken_user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ogi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Meylis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ogIn(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LoginUser(User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3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 : sql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oken_user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Creation enchere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Enchere,DetailsEnchere,Produi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345678i90o’p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Enchere,Produit,DetailsEnchere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newAuction(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isValideToken(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newAuction(User,Auction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Enchere,Produit,DetailsEnchere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able : Produit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istes / Fiche des encheres (Sans login)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Fiches(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Fiches(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istes encheres et statu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Fiches() : existe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Fiches(Token) 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Existant + Status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Toavina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ncherir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Rencherir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encherir(Encherir,User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Metier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Rencherir() + contrôle valeur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RencherirEnchere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cherche avance sur listes encher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searchAuction(Enchere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searchAuction(Enchere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e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Historiques de ses propres encherer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Historique(User,Token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Historique(User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Notifica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_Notification(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AuctionEnded(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Listes des encheres terminees non vues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charger compte et valida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argerCompte(Compte,Token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argerCompte(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01:56:53.634107334</meta:creation-date>
    <dc:date>2023-01-18T14:22:59.453783297</dc:date>
    <meta:editing-duration>PT2H31M17S</meta:editing-duration>
    <meta:editing-cycles>42</meta:editing-cycles>
    <meta:generator>LibreOffice/7.3.7.2$Linux_X86_64 LibreOffice_project/30$Build-2</meta:generator>
    <meta:document-statistic meta:table-count="1" meta:cell-count="488" meta:object-count="0"/>
  </office:meta>
</office:document-meta>
</file>